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cm" draw:shadow="hidden"/>
    </style:style>
    <style:style style:name="gr2" style:family="graphic" style:parent-style-name="objectwithoutfill">
      <style:graphic-properties svg:stroke-width="0.529cm" svg:stroke-color="#000000" draw:marker-start-width="0.994cm" draw:marker-end-width="0.994cm" draw:fill="none" draw:textarea-vertical-align="middle" fo:padding-top="0.39cm" fo:padding-bottom="0.39cm" fo:padding-left="0.515cm" fo:padding-right="0.515cm"/>
    </style:style>
    <style:style style:name="gr3" style:family="graphic" style:parent-style-name="objectwithoutfill">
      <style:graphic-properties svg:stroke-width="0.176cm" svg:stroke-color="#000000" draw:marker-start-width="0.465cm" draw:marker-end-width="0.465cm" draw:fill="none" draw:textarea-vertical-align="middle" fo:padding-top="0.214cm" fo:padding-bottom="0.214cm" fo:padding-left="0.339cm" fo:padding-right="0.33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047cm" svg:height="3.047cm" svg:x="3.489cm" svg:y="2.806cm" svg:viewBox="0 0 3048 3048" svg:d="M1608 1798v803c241-17 455-108 624-251l-573-572c-16 8-33 15-51 20zM2601 1608h-803c-5 18-12 35-20 51l572 573c143-169 234-383 251-624zM1608 446v804c18 5 35 12 51 20l573-573c-168-143-383-234-624-251zM1798 1440h803c-17-241-107-456-250-624l-573 573c8 16 15 33 20 51zM1440 1250v-804c-241 17-457 107-625 251l574 573c16-8 33-15 51-20zM446 1440h804c5-18 12-35 20-51l-573-574c-144 168-234 384-251 625zM1440 2601v-803c-18-5-35-12-51-20l-573 573c168 143 383 233 624 250zM1250 1608h-804c17 241 108 456 251 624l573-573c-8-16-15-33-20-51zM1524 0c864 0 1524 660 1524 1524s-660 1524-1524 1524-1524-660-1524-1524 660-1524 1524-1524z">
            <text:p/>
          </draw:path>
          <draw:line draw:style-name="gr2" draw:text-style-name="P2" draw:layer="layout" svg:x1="4.037cm" svg:y1="3.006cm" svg:x2="8.237cm" svg:y2="3.006cm">
            <text:p/>
          </draw:line>
          <draw:line draw:style-name="gr3" draw:text-style-name="P2" draw:layer="layout" svg:x1="1.763cm" svg:y1="5.585cm" svg:x2="4.263cm" svg:y2="2.8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2T19:18:18.925000000</dc:date>
    <meta:editing-duration>PT14M5S</meta:editing-duration>
    <meta:editing-cycles>3</meta:editing-cycles>
    <meta:generator>LibreOffice/5.4.5.1$Windows_X86_64 LibreOffice_project/79c9829dd5d8054ec39a82dc51cd9eff340dbee8</meta:generator>
    <meta:document-statistic meta:object-count="4"/>
  </office:meta>
</office:document-meta>
</file>